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office:font-face-decls>
  <office:automatic-styles>
    <style:style style:name="Таблица1" style:family="table">
      <style:table-properties style:width="9.301cm" fo:margin-left="3.253cm" table:align="left" style:may-break-between-rows="false"/>
    </style:style>
    <style:style style:name="Таблица1.A" style:family="table-column">
      <style:table-column-properties style:column-width="5.253cm"/>
    </style:style>
    <style:style style:name="Таблица1.B" style:family="table-column">
      <style:table-column-properties style:column-width="4.048cm"/>
    </style:style>
    <style:style style:name="Таблица1.1" style:family="table-row">
      <style:table-row-properties fo:keep-together="always"/>
    </style:style>
    <style:style style:name="Таблица1.A1" style:family="table-cell">
      <style:table-cell-properties fo:padding="0cm" fo:border="0.75pt solid #000000" style:writing-mode="page"/>
    </style:style>
    <style:style style:name="Таблица2" style:family="table">
      <style:table-properties style:width="9.301cm" fo:margin-left="3.253cm" table:align="left" style:may-break-between-rows="false"/>
    </style:style>
    <style:style style:name="Таблица2.A" style:family="table-column">
      <style:table-column-properties style:column-width="5.253cm"/>
    </style:style>
    <style:style style:name="Таблица2.B" style:family="table-column">
      <style:table-column-properties style:column-width="4.048cm"/>
    </style:style>
    <style:style style:name="Таблица2.1" style:family="table-row">
      <style:table-row-properties fo:keep-together="always"/>
    </style:style>
    <style:style style:name="Таблица2.A1" style:family="table-cell">
      <style:table-cell-properties fo:padding="0cm" fo:border="0.75pt solid #000000" style:writing-mode="page"/>
    </style:style>
    <style:style style:name="Таблица2.A7" style:family="table-cell">
      <style:table-cell-properties fo:padding="0cm" fo:border-left="0.75pt solid #000000" fo:border-right="0.75pt solid #000000" fo:border-top="none" fo:border-bottom="0.75pt solid #000000" style:writing-mode="page"/>
    </style:style>
    <style:style style:name="Таблица3" style:family="table">
      <style:table-properties style:width="9.301cm" fo:margin-left="3.253cm" table:align="left" style:may-break-between-rows="false"/>
    </style:style>
    <style:style style:name="Таблица3.A" style:family="table-column">
      <style:table-column-properties style:column-width="5.253cm"/>
    </style:style>
    <style:style style:name="Таблица3.B" style:family="table-column">
      <style:table-column-properties style:column-width="4.048cm"/>
    </style:style>
    <style:style style:name="Таблица3.1" style:family="table-row">
      <style:table-row-properties fo:keep-together="always"/>
    </style:style>
    <style:style style:name="Таблица3.A1" style:family="table-cell">
      <style:table-cell-properties fo:padding="0cm" fo:border="0.75pt solid #000000" style:writing-mode="page"/>
    </style:style>
    <style:style style:name="Таблица4" style:family="table">
      <style:table-properties style:width="9.301cm" fo:margin-left="3.253cm" table:align="left" style:may-break-between-rows="false"/>
    </style:style>
    <style:style style:name="Таблица4.A" style:family="table-column">
      <style:table-column-properties style:column-width="5.253cm"/>
    </style:style>
    <style:style style:name="Таблица4.B" style:family="table-column">
      <style:table-column-properties style:column-width="4.048cm"/>
    </style:style>
    <style:style style:name="Таблица4.1" style:family="table-row">
      <style:table-row-properties fo:keep-together="always"/>
    </style:style>
    <style:style style:name="Таблица4.A1" style:family="table-cell">
      <style:table-cell-properties fo:padding="0cm" fo:border="0.75pt solid #000000" style:writing-mode="page"/>
    </style:style>
    <style:style style:name="Таблица4.A4" style:family="table-cell">
      <style:table-cell-properties fo:padding="0cm" fo:border-left="0.75pt solid #000000" fo:border-right="0.75pt solid #000000" fo:border-top="none" fo:border-bottom="0.75pt solid #000000" style:writing-mode="page"/>
    </style:style>
    <style:style style:name="Таблица5" style:family="table">
      <style:table-properties style:width="9.301cm" fo:margin-left="3.253cm" table:align="left" style:may-break-between-rows="false"/>
    </style:style>
    <style:style style:name="Таблица5.A" style:family="table-column">
      <style:table-column-properties style:column-width="5.253cm"/>
    </style:style>
    <style:style style:name="Таблица5.B" style:family="table-column">
      <style:table-column-properties style:column-width="4.048cm"/>
    </style:style>
    <style:style style:name="Таблица5.1" style:family="table-row">
      <style:table-row-properties fo:keep-together="always"/>
    </style:style>
    <style:style style:name="Таблица5.A1" style:family="table-cell">
      <style:table-cell-properties fo:padding="0cm" fo:border="0.75pt solid #000000" style:writing-mode="page"/>
    </style:style>
    <style:style style:name="Таблица5.A4" style:family="table-cell">
      <style:table-cell-properties fo:padding="0cm" fo:border-left="0.75pt solid #000000" fo:border-right="0.75pt solid #000000" fo:border-top="none" fo:border-bottom="0.75pt solid #000000" style:writing-mode="page"/>
    </style:style>
    <style:style style:name="Таблица6" style:family="table">
      <style:table-properties style:width="9.301cm" fo:margin-left="3.253cm" table:align="left" style:may-break-between-rows="false"/>
    </style:style>
    <style:style style:name="Таблица6.A" style:family="table-column">
      <style:table-column-properties style:column-width="5.253cm"/>
    </style:style>
    <style:style style:name="Таблица6.B" style:family="table-column">
      <style:table-column-properties style:column-width="4.048cm"/>
    </style:style>
    <style:style style:name="Таблица6.1" style:family="table-row">
      <style:table-row-properties fo:keep-together="always"/>
    </style:style>
    <style:style style:name="Таблица6.A1" style:family="table-cell">
      <style:table-cell-properties fo:padding="0cm" fo:border="0.75pt solid #000000" style:writing-mode="page"/>
    </style:style>
    <style:style style:name="Таблица6.A4" style:family="table-cell">
      <style:table-cell-properties fo:padding="0cm" fo:border-left="0.75pt solid #000000" fo:border-right="0.75pt solid #000000" fo:border-top="none" fo:border-bottom="0.75pt solid #000000" style:writing-mode="page"/>
    </style:style>
    <style:style style:name="Таблица7" style:family="table">
      <style:table-properties style:width="9.301cm" fo:margin-left="3.253cm" table:align="left" style:may-break-between-rows="false"/>
    </style:style>
    <style:style style:name="Таблица7.A" style:family="table-column">
      <style:table-column-properties style:column-width="5.253cm"/>
    </style:style>
    <style:style style:name="Таблица7.B" style:family="table-column">
      <style:table-column-properties style:column-width="4.048cm"/>
    </style:style>
    <style:style style:name="Таблица7.1" style:family="table-row">
      <style:table-row-properties fo:keep-together="always"/>
    </style:style>
    <style:style style:name="Таблица7.A1" style:family="table-cell">
      <style:table-cell-properties fo:padding="0cm" fo:border="0.75pt solid #000000" style:writing-mode="page"/>
    </style:style>
    <style:style style:name="Таблица7.A4" style:family="table-cell">
      <style:table-cell-properties fo:padding="0cm" fo:border-left="0.75pt solid #000000" fo:border-right="0.75pt solid #000000" fo:border-top="none" fo:border-bottom="0.75pt solid #000000" style:writing-mode="page"/>
    </style:style>
    <style:style style:name="P1" style:family="paragraph" style:parent-style-name="First_20_line_20_indent">
      <style:text-properties officeooo:rsid="001fe05e" officeooo:paragraph-rsid="001fe05e"/>
    </style:style>
    <style:style style:name="P2" style:family="paragraph" style:parent-style-name="First_20_line_20_indent">
      <style:text-properties officeooo:rsid="001fe05e" officeooo:paragraph-rsid="0024e431"/>
    </style:style>
    <style:style style:name="P3" style:family="paragraph" style:parent-style-name="First_20_line_20_indent">
      <style:text-properties officeooo:rsid="001fe05e" officeooo:paragraph-rsid="00269992"/>
    </style:style>
    <style:style style:name="P4" style:family="paragraph" style:parent-style-name="First_20_line_20_indent">
      <style:text-properties officeooo:rsid="00203905" officeooo:paragraph-rsid="00203905"/>
    </style:style>
    <style:style style:name="P5" style:family="paragraph" style:parent-style-name="First_20_line_20_indent">
      <style:text-properties officeooo:rsid="0021d740" officeooo:paragraph-rsid="0021d740"/>
    </style:style>
    <style:style style:name="P6" style:family="paragraph" style:parent-style-name="First_20_line_20_indent" style:list-style-name="L1">
      <style:text-properties officeooo:rsid="0021d740" officeooo:paragraph-rsid="0021d740"/>
    </style:style>
    <style:style style:name="P7" style:family="paragraph" style:parent-style-name="First_20_line_20_indent">
      <style:text-properties officeooo:rsid="00234fac" officeooo:paragraph-rsid="00234fac"/>
    </style:style>
    <style:style style:name="P8" style:family="paragraph" style:parent-style-name="First_20_line_20_indent" style:list-style-name="L3">
      <style:text-properties officeooo:rsid="00234fac" officeooo:paragraph-rsid="00234fac"/>
    </style:style>
    <style:style style:name="P9" style:family="paragraph" style:parent-style-name="First_20_line_20_indent">
      <style:text-properties officeooo:rsid="00245492" officeooo:paragraph-rsid="00245492"/>
    </style:style>
    <style:style style:name="P10" style:family="paragraph" style:parent-style-name="First_20_line_20_indent" style:list-style-name="L4">
      <style:text-properties officeooo:rsid="0024e431" officeooo:paragraph-rsid="0024e431"/>
    </style:style>
    <style:style style:name="P11" style:family="paragraph" style:parent-style-name="First_20_line_20_indent">
      <style:text-properties officeooo:rsid="0024e431" officeooo:paragraph-rsid="0024e431"/>
    </style:style>
    <style:style style:name="P12" style:family="paragraph" style:parent-style-name="First_20_line_20_indent" style:list-style-name="L5">
      <style:text-properties officeooo:rsid="0024e431" officeooo:paragraph-rsid="0024e431"/>
    </style:style>
    <style:style style:name="P13" style:family="paragraph" style:parent-style-name="First_20_line_20_indent" style:list-style-name="L6">
      <style:text-properties officeooo:rsid="0024e431" officeooo:paragraph-rsid="0024e431"/>
    </style:style>
    <style:style style:name="P14" style:family="paragraph" style:parent-style-name="First_20_line_20_indent">
      <style:text-properties officeooo:rsid="00273bb3" officeooo:paragraph-rsid="00273bb3"/>
    </style:style>
    <style:style style:name="P15" style:family="paragraph" style:parent-style-name="First_20_line_20_indent" style:list-style-name="L7">
      <style:text-properties officeooo:rsid="00273bb3" officeooo:paragraph-rsid="00273bb3"/>
    </style:style>
    <style:style style:name="P16" style:family="paragraph" style:parent-style-name="First_20_line_20_indent">
      <style:text-properties officeooo:rsid="0028523c" officeooo:paragraph-rsid="0028523c"/>
    </style:style>
    <style:style style:name="P17" style:family="paragraph" style:parent-style-name="First_20_line_20_indent" style:list-style-name="L5">
      <style:text-properties officeooo:rsid="0028f869" officeooo:paragraph-rsid="0028f869"/>
    </style:style>
    <style:style style:name="P18" style:family="paragraph" style:parent-style-name="First_20_line_20_indent">
      <style:text-properties officeooo:rsid="0047cba0" officeooo:paragraph-rsid="0047cba0"/>
    </style:style>
    <style:style style:name="P19" style:family="paragraph" style:parent-style-name="First_20_line_20_indent">
      <style:text-properties officeooo:rsid="004d362c" officeooo:paragraph-rsid="004d362c"/>
    </style:style>
    <style:style style:name="P20" style:family="paragraph" style:parent-style-name="First_20_line_20_indent">
      <style:text-properties officeooo:rsid="004f9a7c" officeooo:paragraph-rsid="004f9a7c"/>
    </style:style>
    <style:style style:name="P21" style:family="paragraph" style:parent-style-name="First_20_line_20_indent">
      <style:text-properties officeooo:rsid="00502300" officeooo:paragraph-rsid="00502300"/>
    </style:style>
    <style:style style:name="P22" style:family="paragraph" style:parent-style-name="First_20_line_20_indent">
      <style:text-properties officeooo:rsid="0050b9b1" officeooo:paragraph-rsid="0050b9b1"/>
    </style:style>
    <style:style style:name="P23" style:family="paragraph" style:parent-style-name="First_20_line_20_indent">
      <style:text-properties officeooo:rsid="0050d48c" officeooo:paragraph-rsid="0050d48c"/>
    </style:style>
    <style:style style:name="P24" style:family="paragraph" style:parent-style-name="First_20_line_20_indent">
      <style:text-properties officeooo:paragraph-rsid="004f9a7c"/>
    </style:style>
    <style:style style:name="P25" style:family="paragraph" style:parent-style-name="First_20_line_20_indent">
      <style:paragraph-properties fo:break-before="page"/>
      <style:text-properties officeooo:paragraph-rsid="004f9a7c"/>
    </style:style>
    <style:style style:name="P26" style:family="paragraph" style:parent-style-name="Heading_20_1">
      <style:text-properties officeooo:rsid="001fe05e" officeooo:paragraph-rsid="001fe05e"/>
    </style:style>
    <style:style style:name="P27" style:family="paragraph" style:parent-style-name="Heading_20_2">
      <style:text-properties officeooo:rsid="001fe05e" officeooo:paragraph-rsid="001fe05e"/>
    </style:style>
    <style:style style:name="P28" style:family="paragraph" style:parent-style-name="Heading_20_3">
      <style:text-properties officeooo:rsid="001fe05e" officeooo:paragraph-rsid="001fe05e"/>
    </style:style>
    <style:style style:name="P29" style:family="paragraph" style:parent-style-name="Heading_20_3">
      <style:text-properties officeooo:rsid="00203905" officeooo:paragraph-rsid="00203905"/>
    </style:style>
    <style:style style:name="P30" style:family="paragraph" style:parent-style-name="Heading_20_3">
      <style:text-properties officeooo:rsid="0022b988" officeooo:paragraph-rsid="0022b988"/>
    </style:style>
    <style:style style:name="P31" style:family="paragraph" style:parent-style-name="Heading_20_3">
      <style:text-properties officeooo:rsid="004d362c" officeooo:paragraph-rsid="004d362c"/>
    </style:style>
    <style:style style:name="P32" style:family="paragraph" style:parent-style-name="Standard">
      <style:text-properties officeooo:paragraph-rsid="004e8fa7"/>
    </style:style>
    <style:style style:name="P33" style:family="paragraph" style:parent-style-name="Table_20_Contents">
      <style:paragraph-properties fo:text-align="center" style:justify-single-word="false"/>
      <style:text-properties officeooo:rsid="002d21da" officeooo:paragraph-rsid="002d21da"/>
    </style:style>
    <style:style style:name="P34" style:family="paragraph" style:parent-style-name="Table_20_Contents">
      <style:paragraph-properties fo:text-align="start" style:justify-single-word="false"/>
      <style:text-properties officeooo:rsid="002d21da" officeooo:paragraph-rsid="002d21da"/>
    </style:style>
    <style:style style:name="P35" style:family="paragraph" style:parent-style-name="Table_20_Contents">
      <style:paragraph-properties fo:text-align="start" style:justify-single-word="false"/>
      <style:text-properties officeooo:rsid="002d21da" officeooo:paragraph-rsid="002f761e"/>
    </style:style>
    <style:style style:name="P36" style:family="paragraph" style:parent-style-name="Table_20_Contents">
      <style:paragraph-properties fo:text-align="start" style:justify-single-word="false"/>
      <style:text-properties officeooo:rsid="002d21da" officeooo:paragraph-rsid="0039ffb5"/>
    </style:style>
    <style:style style:name="P37" style:family="paragraph" style:parent-style-name="Table_20_Contents">
      <style:paragraph-properties fo:text-align="start" style:justify-single-word="false"/>
      <style:text-properties officeooo:rsid="002d21da" officeooo:paragraph-rsid="003c932f"/>
    </style:style>
    <style:style style:name="P38" style:family="paragraph" style:parent-style-name="Table_20_Contents">
      <style:paragraph-properties fo:text-align="start" style:justify-single-word="false"/>
      <style:text-properties officeooo:rsid="002d21da" officeooo:paragraph-rsid="0044c791"/>
    </style:style>
    <style:style style:name="P39" style:family="paragraph" style:parent-style-name="Table_20_Contents">
      <style:paragraph-properties fo:text-align="start" style:justify-single-word="false"/>
      <style:text-properties officeooo:rsid="002d21da" officeooo:paragraph-rsid="004e8fa7"/>
    </style:style>
    <style:style style:name="P40" style:family="paragraph" style:parent-style-name="Table_20_Contents">
      <style:paragraph-properties fo:text-align="center" style:justify-single-word="false"/>
      <style:text-properties officeooo:rsid="002f761e" officeooo:paragraph-rsid="002f761e"/>
    </style:style>
    <style:style style:name="P41" style:family="paragraph" style:parent-style-name="Table_20_Contents">
      <style:paragraph-properties fo:text-align="start" style:justify-single-word="false"/>
      <style:text-properties officeooo:rsid="0031f556" officeooo:paragraph-rsid="0031f556"/>
    </style:style>
    <style:style style:name="P42" style:family="paragraph" style:parent-style-name="Table_20_Contents">
      <style:paragraph-properties fo:text-align="start" style:justify-single-word="false"/>
      <style:text-properties officeooo:rsid="0033c8dc" officeooo:paragraph-rsid="0033c8dc"/>
    </style:style>
    <style:style style:name="P43" style:family="paragraph" style:parent-style-name="Table_20_Contents">
      <style:paragraph-properties fo:text-align="start" style:justify-single-word="false"/>
      <style:text-properties officeooo:rsid="00349e35" officeooo:paragraph-rsid="00349e35"/>
    </style:style>
    <style:style style:name="P44" style:family="paragraph" style:parent-style-name="Table_20_Contents">
      <style:paragraph-properties fo:text-align="start" style:justify-single-word="false"/>
      <style:text-properties officeooo:rsid="0035f346" officeooo:paragraph-rsid="0035f346"/>
    </style:style>
    <style:style style:name="P45" style:family="paragraph" style:parent-style-name="Table_20_Contents">
      <style:paragraph-properties fo:text-align="start" style:justify-single-word="false"/>
      <style:text-properties officeooo:rsid="0037ac21" officeooo:paragraph-rsid="0037ac21"/>
    </style:style>
    <style:style style:name="P46" style:family="paragraph" style:parent-style-name="Table_20_Contents">
      <style:paragraph-properties fo:text-align="start" style:justify-single-word="false"/>
      <style:text-properties officeooo:rsid="00387116" officeooo:paragraph-rsid="00387116"/>
    </style:style>
    <style:style style:name="P47" style:family="paragraph" style:parent-style-name="Table_20_Contents">
      <style:paragraph-properties fo:text-align="center" style:justify-single-word="false"/>
      <style:text-properties officeooo:rsid="0039ffb5" officeooo:paragraph-rsid="0039ffb5"/>
    </style:style>
    <style:style style:name="P48" style:family="paragraph" style:parent-style-name="Table_20_Contents">
      <style:paragraph-properties fo:text-align="start" style:justify-single-word="false"/>
      <style:text-properties officeooo:rsid="0039ffb5" officeooo:paragraph-rsid="0039ffb5"/>
    </style:style>
    <style:style style:name="P49" style:family="paragraph" style:parent-style-name="Table_20_Contents">
      <style:paragraph-properties fo:text-align="start" style:justify-single-word="false"/>
      <style:text-properties officeooo:rsid="003ab7a6" officeooo:paragraph-rsid="003ab7a6"/>
    </style:style>
    <style:style style:name="P50" style:family="paragraph" style:parent-style-name="Table_20_Contents">
      <style:paragraph-properties fo:text-align="center" style:justify-single-word="false"/>
      <style:text-properties officeooo:rsid="003c932f" officeooo:paragraph-rsid="003c932f"/>
    </style:style>
    <style:style style:name="P51" style:family="paragraph" style:parent-style-name="Table_20_Contents">
      <style:paragraph-properties fo:text-align="start" style:justify-single-word="false"/>
      <style:text-properties officeooo:rsid="003c932f" officeooo:paragraph-rsid="003c932f"/>
    </style:style>
    <style:style style:name="P52" style:family="paragraph" style:parent-style-name="Table_20_Contents">
      <style:paragraph-properties fo:text-align="start" style:justify-single-word="false"/>
      <style:text-properties officeooo:rsid="003c932f" officeooo:paragraph-rsid="004e8fa7"/>
    </style:style>
    <style:style style:name="P53" style:family="paragraph" style:parent-style-name="Table_20_Contents">
      <style:paragraph-properties fo:text-align="start" style:justify-single-word="false"/>
      <style:text-properties officeooo:rsid="003da2e3" officeooo:paragraph-rsid="003da2e3"/>
    </style:style>
    <style:style style:name="P54" style:family="paragraph" style:parent-style-name="Table_20_Contents">
      <style:paragraph-properties fo:text-align="start" style:justify-single-word="false"/>
      <style:text-properties officeooo:rsid="003f92bf" officeooo:paragraph-rsid="003f92bf"/>
    </style:style>
    <style:style style:name="P55" style:family="paragraph" style:parent-style-name="Table_20_Contents">
      <style:paragraph-properties fo:text-align="start" style:justify-single-word="false"/>
      <style:text-properties officeooo:rsid="00417cbd" officeooo:paragraph-rsid="00417cbd"/>
    </style:style>
    <style:style style:name="P56" style:family="paragraph" style:parent-style-name="Table_20_Contents">
      <style:paragraph-properties fo:text-align="start" style:justify-single-word="false"/>
      <style:text-properties officeooo:rsid="0042d30d" officeooo:paragraph-rsid="0042d30d"/>
    </style:style>
    <style:style style:name="P57" style:family="paragraph" style:parent-style-name="Table_20_Contents">
      <style:paragraph-properties fo:text-align="start" style:justify-single-word="false"/>
      <style:text-properties officeooo:rsid="0042d30d" officeooo:paragraph-rsid="004e8fa7"/>
    </style:style>
    <style:style style:name="P58" style:family="paragraph" style:parent-style-name="Table_20_Contents">
      <style:paragraph-properties fo:text-align="center" style:justify-single-word="false"/>
      <style:text-properties officeooo:rsid="0044c791" officeooo:paragraph-rsid="0044c791"/>
    </style:style>
    <style:style style:name="P59" style:family="paragraph" style:parent-style-name="Table_20_Contents">
      <style:paragraph-properties fo:text-align="center" style:justify-single-word="false"/>
      <style:text-properties officeooo:rsid="004e8fa7" officeooo:paragraph-rsid="004e8fa7"/>
    </style:style>
    <style:style style:name="T1" style:family="text">
      <style:text-properties officeooo:rsid="0022b988"/>
    </style:style>
    <style:style style:name="T2" style:family="text">
      <style:text-properties officeooo:rsid="0024e431"/>
    </style:style>
    <style:style style:name="T3" style:family="text">
      <style:text-properties officeooo:rsid="00250d22"/>
    </style:style>
    <style:style style:name="T4" style:family="text">
      <style:text-properties officeooo:rsid="00269992"/>
    </style:style>
    <style:style style:name="T5" style:family="text">
      <style:text-properties officeooo:rsid="0028523c"/>
    </style:style>
    <style:style style:name="T6" style:family="text">
      <style:text-properties officeooo:rsid="002f761e"/>
    </style:style>
    <style:style style:name="T7" style:family="text">
      <style:text-properties officeooo:rsid="00308495"/>
    </style:style>
    <style:style style:name="T8" style:family="text">
      <style:text-properties officeooo:rsid="00319e0f"/>
    </style:style>
    <style:style style:name="T9" style:family="text">
      <style:text-properties officeooo:rsid="0031f556"/>
    </style:style>
    <style:style style:name="T10" style:family="text">
      <style:text-properties officeooo:rsid="0035f346"/>
    </style:style>
    <style:style style:name="T11" style:family="text">
      <style:text-properties officeooo:rsid="0037ac21"/>
    </style:style>
    <style:style style:name="T12" style:family="text">
      <style:text-properties officeooo:rsid="0039ffb5"/>
    </style:style>
    <style:style style:name="T13" style:family="text">
      <style:text-properties officeooo:rsid="003ab7a6"/>
    </style:style>
    <style:style style:name="T14" style:family="text">
      <style:text-properties officeooo:rsid="0040d812"/>
    </style:style>
    <style:style style:name="T15" style:family="text">
      <style:text-properties officeooo:rsid="0047cba0"/>
    </style:style>
    <style:style style:name="T16" style:family="text">
      <style:text-properties officeooo:rsid="004e8fa7"/>
    </style:style>
    <style:style style:name="T17" style:family="text">
      <style:text-properties officeooo:rsid="004f9a7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Курсовой проект: «Рекомендательная система работы с книгами»</text:h>
      <text:h text:style-name="P27" text:outline-level="2">Введение</text:h>
      <text:h text:style-name="Heading_20_3" text:outline-level="3">Описание идеи</text:h>
      <text:p text:style-name="P1">Книги — одно из самых главных богатств человечества, поскольку они передают опыт, устремления и достижения мысли прошлых поколений будущим. Книги могут быть просто увлекательными, а могут быть и нашими друзьями и учителями. В цифровую эпоху они не утратили своей значимости, однако способы делиться любимыми претерпели значительные изменения. На смену книжным клубам пришли различные форумы, и теперь мнением о прочитанном в виде рецензий и отзывов делятся в сети.</text:p>
      <text:p text:style-name="P1">Задачей книжной рекомендательной системы (РС) является предложение пользователю тех произведений, которые с наибольшей вероятностью ему понравятся.</text:p>
      <text:h text:style-name="Heading_20_3" text:outline-level="3">Цель проекта</text:h>
      <text:p text:style-name="P1">Таким образом, цель данного проекта — создать рекомендательную систему, опирающуюся на предпочтения пользователя в книгах.</text:p>
      <text:h text:style-name="P27" text:outline-level="2">Описание функционала</text:h>
      <text:h text:style-name="Heading_20_3" text:outline-level="3">Робота с пользователями</text:h>
      <text:p text:style-name="P1">РС должна предоставлять пользователю возможность зарегистрироваться и потом авторизоваться.</text:p>
      <text:p text:style-name="P7">При регистрации РС должна запрашивать у пользователя следующую информацию:</text:p>
      <text:list text:style-name="L3">
        <text:list-item>
          <text:p text:style-name="P8">ФИО</text:p>
        </text:list-item>
        <text:list-item>
          <text:p text:style-name="P8">Email</text:p>
        </text:list-item>
        <text:list-item>
          <text:p text:style-name="P8">Пароль</text:p>
        </text:list-item>
        <text:list-item>
          <text:p text:style-name="P8">Подтверждение пароля</text:p>
        </text:list-item>
      </text:list>
      <text:p text:style-name="P7">Для авторизации пользователь должен ввести указанные при регистрации email и пароль.</text:p>
      <text:p text:style-name="P9">В зависимости от того, зарегистрирован пользователь или нет, определяется, какие функции РС будут ему доступны, а какие — нет.</text:p>
      <text:h text:style-name="P28" text:outline-level="3"><text:soft-page-break/>Просмотр общего списка книг</text:h>
      <text:p text:style-name="P2">РС должна предоставлять возможность просмотра всех имеющихся в базе книг. <text:span text:style-name="T2">Для этого должна быть выделена отдельная страница сайта, на которой будут отображены все произведения.</text:span></text:p>
      <text:p text:style-name="P2"><text:span text:style-name="T2">Каждая запись должна содержать следующую информацию:</text:span></text:p>
      <text:list text:style-name="L4">
        <text:list-item>
          <text:p text:style-name="P10">Обложка книги</text:p>
        </text:list-item>
        <text:list-item>
          <text:p text:style-name="P10">Название книги</text:p>
        </text:list-item>
        <text:list-item>
          <text:p text:style-name="P10">Количество читателей</text:p>
        </text:list-item>
      </text:list>
      <text:p text:style-name="P11">На странице книги должны отображаться в две колонки. Максимальное количество отображаемых на одной странице книг — 12. Если книг оказалось больше, то отображение последующих осуществляется посредством пагинации.</text:p>
      <text:p text:style-name="P14">Также РС должна предоставлять возможность сортировать список всех книг по некоторым критериям. А именно:</text:p>
      <text:list xml:id="list1322553323" text:style-name="L7">
        <text:list-item>
          <text:p text:style-name="P15">Название</text:p>
        </text:list-item>
        <text:list-item>
          <text:p text:style-name="P15">Рейтинг</text:p>
        </text:list-item>
        <text:list-item>
          <text:p text:style-name="P15">Год написания</text:p>
        </text:list-item>
      </text:list>
      <text:h text:style-name="P28" text:outline-level="3">Просмотр профиля книги</text:h>
      <text:p text:style-name="P1">Каждая книга должна иметь свой профиль. <text:span text:style-name="T2">Профиль книги должен отображать следующую информацию:</text:span></text:p>
      <text:list text:style-name="L5">
        <text:list-item>
          <text:p text:style-name="P12">Обложка произведения</text:p>
        </text:list-item>
        <text:list-item>
          <text:p text:style-name="P12">Жанр</text:p>
        </text:list-item>
        <text:list-item>
          <text:p text:style-name="P12">Автор</text:p>
        </text:list-item>
        <text:list-item>
          <text:p text:style-name="P12">Год написания</text:p>
        </text:list-item>
        <text:list-item>
          <text:p text:style-name="P12">Аннотация</text:p>
        </text:list-item>
        <text:list-item>
          <text:p text:style-name="P12">Библиографическая запись</text:p>
        </text:list-item>
        <text:list-item>
          <text:p text:style-name="P12">Ссылка на книгу в какой-либо библиотеке</text:p>
        </text:list-item>
        <text:list-item>
          <text:p text:style-name="P17">Рейтинг</text:p>
        </text:list-item>
        <text:list-item>
          <text:p text:style-name="P12">Комментарии пользователей</text:p>
        </text:list-item>
      </text:list>
      <text:h text:style-name="P28" text:outline-level="3"><text:soft-page-break/>Комментирование</text:h>
      <text:p text:style-name="P1">РС должна предоставлять возможность оставлять комментарии для каждой книги, имеющейся в базе данных. <text:span text:style-name="T2">Каждый комментарий должен содержать следующую информацию:</text:span></text:p>
      <text:list text:style-name="L6">
        <text:list-item>
          <text:p text:style-name="P13">ФИО автора</text:p>
        </text:list-item>
        <text:list-item>
          <text:p text:style-name="P13">Дата создания</text:p>
        </text:list-item>
        <text:list-item>
          <text:p text:style-name="P13">Текст комментария</text:p>
        </text:list-item>
        <text:list-item>
          <text:p text:style-name="P13">Рейтинг</text:p>
        </text:list-item>
      </text:list>
      <text:p text:style-name="P11">Возможность добавления комментариев должна быть предоставлена только авторизованным пользователям. Автор комментария должен иметь возможность редактировать или вовсе удалить свой комментарий.</text:p>
      <text:p text:style-name="P19">Просмотр комментариев доступен всем пользователям, независимо от того, авторизованы они или нет.</text:p>
      <text:h text:style-name="P28" text:outline-level="3"><text:span text:style-name="T2">Рейтинг</text:span> книг</text:h>
      <text:p text:style-name="P3">РС должна предоставлять возможность оценивать каждую книгу, имеющуюся в базе данных, посредством <text:span text:style-name="T3">нажатия кнопок «Нравится» или «Не нравится», </text:span><text:span text:style-name="T4">символизирующих оценки «+1» и «-1» соответственно.</text:span></text:p>
      <text:p text:style-name="P3"><text:span text:style-name="T4">Каждая нажатая кнопка «Нравится» будет увеличивать счетчик на единицу, а кнопка «Не нравится» - наоборот. В качестве рейтинга будет отображаться именно этот счетчик.</text:span></text:p>
      <text:p text:style-name="P14">Оценивать книги могут только авторизованные пользователи. В случае, если пользователь уже как-то оценил книгу, он не сможет сделать это повторно. Только противоположное действие. Например, если пользователь уже оценил книгу кнопкой «Нравится», он не может сделать это еще раз. Он сможет нажать только на кнопку «Не нравится», если его мнение о книге изменится.</text:p>
      <text:h text:style-name="P29" text:outline-level="3">Добавление в «Любимое»</text:h>
      <text:p text:style-name="P4">РС должна предоставлять пользователю возможность добавлять любою имеющуюся в базе данных книгу в собственный список любимых произведений. <text:span text:style-name="T5">Добавление книги в «Любимое» должно осуществляться по нажатии на кнопку «Добавить в Любимое», находящуюся в профиле книги.</text:span></text:p>
      <text:p text:style-name="P16">Добавлять книги в список любимых произведений может только авторизованный пользователь.</text:p>
      <text:p text:style-name="P23"><text:soft-page-break/>Посмотреть добавленные в «Любимое» книги можно во вкладке «Любимое» в профиле пользователя.</text:p>
      <text:h text:style-name="Heading_20_3" text:outline-level="3">Поиск</text:h>
      <text:p text:style-name="P5">РС должна предоставлять пользователю возможность искать книги по тем или иным признакам. Самый простой способ — поиск по названию книги. Также должна присутствовать возможность расширенного поиска — по дополнительным критериям.</text:p>
      <text:p text:style-name="P5">К ряду этих дополнительных критериев относится:</text:p>
      <text:list text:style-name="L1">
        <text:list-item>
          <text:p text:style-name="P6">Год издания</text:p>
        </text:list-item>
        <text:list-item>
          <text:p text:style-name="P6">Жанр</text:p>
        </text:list-item>
        <text:list-item>
          <text:p text:style-name="P6">Информация об авторе</text:p>
        </text:list-item>
        <text:list-item>
          <text:p text:style-name="P6">Предметная область (возможно)</text:p>
        </text:list-item>
      </text:list>
      <text:h text:style-name="P31" text:outline-level="3">Черный список</text:h>
      <text:p text:style-name="P19">РС должна предоставлять пользователю возможность добавлять имеющиеся в базе данных книги в свой персональный черный список. Добавление должно осуществляться по нажатии на кнопку «Добавить в черный список».</text:p>
      <text:p text:style-name="P22">Только авторизованные пользователи смогут добавлять книги в черный список. Если пользователь добавил книгу в черный список, она перестает отображаться для него в общем списке книг. Единственное место, где можно будет найти добавленную в черный список книги, - вкладка «Черный список» в профиле пользователя.</text:p>
      <text:h text:style-name="Heading_20_1" text:outline-level="1"><text:span text:style-name="T1">Б</text:span>аз<text:span text:style-name="T1">а</text:span> данных</text:h>
      <text:h text:style-name="Heading_20_3" text:outline-level="3">Исполь<text:span text:style-name="T15">зуемая СУБД</text:span></text:h>
      <text:p text:style-name="P18">Так как данный проект нацелен на освоение основ фреймворка Django, для простоты реализации будет использоваться однофайловая СУБД SQLite.</text:p>
      <text:h text:style-name="P30" text:outline-level="3">Описание моделей базы данных</text:h>
      <text:p text:style-name="P20">Таблица пользователей (имеется в Django):</text:p>
      <table:table table:name="Таблица1" table:style-name="Таблица1">
        <table:table-column table:style-name="Таблица1.A"/>
        <table:table-column table:style-name="Таблица1.B"/>
        <text:soft-page-break/>
        <table:table-row table:style-name="Таблица1.1">
          <table:table-cell table:style-name="Таблица1.A1" table:number-columns-spanned="2" office:value-type="string">
            <text:p text:style-name="P33">users</text:p>
          </table:table-cell>
          <table:covered-table-cell/>
        </table:table-row>
        <table:table-row table:style-name="Таблица1.1">
          <table:table-cell table:style-name="Таблица1.A1" office:value-type="string">
            <text:p text:style-name="P34">Id <text:span text:style-name="T7">#</text:span></text:p>
          </table:table-cell>
          <table:table-cell table:style-name="Таблица1.A1" office:value-type="string">
            <text:p text:style-name="P34">int</text:p>
          </table:table-cell>
        </table:table-row>
        <table:table-row table:style-name="Таблица1.1">
          <table:table-cell table:style-name="Таблица1.A1" office:value-type="string">
            <text:p text:style-name="P34">Firstname</text:p>
          </table:table-cell>
          <table:table-cell table:style-name="Таблица1.A1" office:value-type="string">
            <text:p text:style-name="P34">String</text:p>
          </table:table-cell>
        </table:table-row>
        <table:table-row table:style-name="Таблица1.1">
          <table:table-cell table:style-name="Таблица1.A1" office:value-type="string">
            <text:p text:style-name="P34">Lastname</text:p>
          </table:table-cell>
          <table:table-cell table:style-name="Таблица1.A1" office:value-type="string">
            <text:p text:style-name="P34">String</text:p>
          </table:table-cell>
        </table:table-row>
        <table:table-row table:style-name="Таблица1.1">
          <table:table-cell table:style-name="Таблица1.A1" office:value-type="string">
            <text:p text:style-name="P34">Email</text:p>
          </table:table-cell>
          <table:table-cell table:style-name="Таблица1.A1" office:value-type="string">
            <text:p text:style-name="P34">Sting</text:p>
          </table:table-cell>
        </table:table-row>
        <table:table-row table:style-name="Таблица1.1">
          <table:table-cell table:style-name="Таблица1.A1" office:value-type="string">
            <text:p text:style-name="P34">Password</text:p>
          </table:table-cell>
          <table:table-cell table:style-name="Таблица1.A1" office:value-type="string">
            <text:p text:style-name="P34">Text</text:p>
          </table:table-cell>
        </table:table-row>
      </table:table>
      <text:p text:style-name="P24"/>
      <text:p text:style-name="P24"><text:span text:style-name="T17">Таблица книг:</text:span></text:p>
      <table:table table:name="Таблица2" table:style-name="Таблица2">
        <table:table-column table:style-name="Таблица2.A"/>
        <table:table-column table:style-name="Таблица2.B"/>
        <table:table-row table:style-name="Таблица2.1">
          <table:table-cell table:style-name="Таблица2.A1" table:number-columns-spanned="2" office:value-type="string">
            <text:p text:style-name="P40">books</text:p>
          </table:table-cell>
          <table:covered-table-cell/>
        </table:table-row>
        <table:table-row table:style-name="Таблица2.1">
          <table:table-cell table:style-name="Таблица2.A1" office:value-type="string">
            <text:p text:style-name="P35">Id <text:span text:style-name="T8">#</text:span></text:p>
          </table:table-cell>
          <table:table-cell table:style-name="Таблица2.A1" office:value-type="string">
            <text:p text:style-name="P35">Int</text:p>
          </table:table-cell>
        </table:table-row>
        <table:table-row table:style-name="Таблица2.1">
          <table:table-cell table:style-name="Таблица2.A1" office:value-type="string">
            <text:p text:style-name="P35"><text:span text:style-name="T6">Book</text:span><text:span text:style-name="T12">_</text:span><text:span text:style-name="T6">name</text:span></text:p>
          </table:table-cell>
          <table:table-cell table:style-name="Таблица2.A1" office:value-type="string">
            <text:p text:style-name="P35">String</text:p>
          </table:table-cell>
        </table:table-row>
        <table:table-row table:style-name="Таблица2.1">
          <table:table-cell table:style-name="Таблица2.A1" office:value-type="string">
            <text:p text:style-name="P35"><text:span text:style-name="T7">Author</text:span><text:span text:style-name="T10">_</text:span><text:span text:style-name="T9">ID </text:span><text:span text:style-name="T11">*</text:span></text:p>
          </table:table-cell>
          <table:table-cell table:style-name="Таблица2.A1" office:value-type="string">
            <text:p text:style-name="P41">Int</text:p>
          </table:table-cell>
        </table:table-row>
        <table:table-row table:style-name="Таблица2.1">
          <table:table-cell table:style-name="Таблица2.A1" office:value-type="string">
            <text:p text:style-name="P42">Image<text:span text:style-name="T10">_</text:span>Src</text:p>
          </table:table-cell>
          <table:table-cell table:style-name="Таблица2.A1" office:value-type="string">
            <text:p text:style-name="P35">String</text:p>
          </table:table-cell>
        </table:table-row>
        <table:table-row table:style-name="Таблица2.1">
          <table:table-cell table:style-name="Таблица2.A1" office:value-type="string">
            <text:p text:style-name="P45">Genre_id *</text:p>
          </table:table-cell>
          <table:table-cell table:style-name="Таблица2.A1" office:value-type="string">
            <text:p text:style-name="P45">int</text:p>
          </table:table-cell>
        </table:table-row>
        <table:table-row table:style-name="Таблица2.1">
          <table:table-cell table:style-name="Таблица2.A7" office:value-type="string">
            <text:p text:style-name="P46">year</text:p>
          </table:table-cell>
          <table:table-cell table:style-name="Таблица2.A7" office:value-type="string">
            <text:p text:style-name="P46">int</text:p>
          </table:table-cell>
        </table:table-row>
        <table:table-row table:style-name="Таблица2.1">
          <table:table-cell table:style-name="Таблица2.A7" office:value-type="string">
            <text:p text:style-name="P43">rating</text:p>
          </table:table-cell>
          <table:table-cell table:style-name="Таблица2.A7" office:value-type="string">
            <text:p text:style-name="P43">Int</text:p>
          </table:table-cell>
        </table:table-row>
        <table:table-row table:style-name="Таблица2.1">
          <table:table-cell table:style-name="Таблица2.A1" office:value-type="string">
            <text:p text:style-name="P44">annotation</text:p>
          </table:table-cell>
          <table:table-cell table:style-name="Таблица2.A1" office:value-type="string">
            <text:p text:style-name="P35">Text</text:p>
          </table:table-cell>
        </table:table-row>
        <table:table-row table:style-name="Таблица2.1">
          <table:table-cell table:style-name="Таблица2.A7" office:value-type="string">
            <text:p text:style-name="P44">bibliographic_record</text:p>
          </table:table-cell>
          <table:table-cell table:style-name="Таблица2.A7" office:value-type="string">
            <text:p text:style-name="P44">text</text:p>
          </table:table-cell>
        </table:table-row>
      </table:table>
      <text:p text:style-name="P20"/>
      <text:p text:style-name="P20">Таблица жанров:</text:p>
      <table:table table:name="Таблица3" table:style-name="Таблица3">
        <table:table-column table:style-name="Таблица3.A"/>
        <table:table-column table:style-name="Таблица3.B"/>
        <table:table-row table:style-name="Таблица3.1">
          <table:table-cell table:style-name="Таблица3.A1" table:number-columns-spanned="2" office:value-type="string">
            <text:p text:style-name="P47">genres</text:p>
          </table:table-cell>
          <table:covered-table-cell/>
        </table:table-row>
        <table:table-row table:style-name="Таблица3.1">
          <table:table-cell table:style-name="Таблица3.A1" office:value-type="string">
            <text:p text:style-name="P36">Id <text:span text:style-name="T7">#</text:span></text:p>
          </table:table-cell>
          <table:table-cell table:style-name="Таблица3.A1" office:value-type="string">
            <text:p text:style-name="P36">int</text:p>
          </table:table-cell>
        </table:table-row>
        <table:table-row table:style-name="Таблица3.1">
          <table:table-cell table:style-name="Таблица3.A1" office:value-type="string">
            <text:p text:style-name="P48">genre_name</text:p>
          </table:table-cell>
          <table:table-cell table:style-name="Таблица3.A1" office:value-type="string">
            <text:p text:style-name="P36">String</text:p>
          </table:table-cell>
        </table:table-row>
      </table:table>
      <text:p text:style-name="P20"/>
      <text:p text:style-name="P20">Таблица авторов книг:</text:p>
      <table:table table:name="Таблица4" table:style-name="Таблица4">
        <table:table-column table:style-name="Таблица4.A"/>
        <table:table-column table:style-name="Таблица4.B"/>
        <table:table-row table:style-name="Таблица4.1">
          <table:table-cell table:style-name="Таблица4.A1" table:number-columns-spanned="2" office:value-type="string">
            <text:p text:style-name="P47">authors</text:p>
          </table:table-cell>
          <table:covered-table-cell/>
        </table:table-row>
        <table:table-row table:style-name="Таблица4.1">
          <table:table-cell table:style-name="Таблица4.A1" office:value-type="string">
            <text:p text:style-name="P36">Id <text:span text:style-name="T7">#</text:span></text:p>
          </table:table-cell>
          <table:table-cell table:style-name="Таблица4.A1" office:value-type="string">
            <text:p text:style-name="P36">int</text:p>
          </table:table-cell>
        </table:table-row>
        <table:table-row table:style-name="Таблица4.1">
          <table:table-cell table:style-name="Таблица4.A1" office:value-type="string">
            <text:p text:style-name="P48"><text:span text:style-name="T13">first</text:span>name</text:p>
          </table:table-cell>
          <table:table-cell table:style-name="Таблица4.A1" office:value-type="string">
            <text:p text:style-name="P36">String</text:p>
          </table:table-cell>
        </table:table-row>
        <table:table-row table:style-name="Таблица4.1">
          <table:table-cell table:style-name="Таблица4.A4" office:value-type="string">
            <text:p text:style-name="P49">lastname</text:p>
          </table:table-cell>
          <table:table-cell table:style-name="Таблица4.A4" office:value-type="string">
            <text:p text:style-name="P49">String</text:p>
          </table:table-cell>
        </table:table-row>
        <table:table-row table:style-name="Таблица4.1">
          <table:table-cell table:style-name="Таблица4.A4" office:value-type="string">
            <text:p text:style-name="P49">patronymic</text:p>
          </table:table-cell>
          <table:table-cell table:style-name="Таблица4.A4" office:value-type="string">
            <text:p text:style-name="P49">string</text:p>
          </table:table-cell>
        </table:table-row>
      </table:table>
      <text:p text:style-name="First_20_line_20_indent"/>
      <text:p text:style-name="P25"><text:span text:style-name="T17">Таблица комментариев:</text:span></text:p>
      <table:table table:name="Таблица5" table:style-name="Таблица5">
        <table:table-column table:style-name="Таблица5.A"/>
        <table:table-column table:style-name="Таблица5.B"/>
        <table:table-row table:style-name="Таблица5.1">
          <table:table-cell table:style-name="Таблица5.A1" table:number-columns-spanned="2" office:value-type="string">
            <text:p text:style-name="P50">comments</text:p>
          </table:table-cell>
          <table:covered-table-cell/>
        </table:table-row>
        <table:table-row table:style-name="Таблица5.1">
          <table:table-cell table:style-name="Таблица5.A1" office:value-type="string">
            <text:p text:style-name="P37">Id <text:span text:style-name="T7">#</text:span></text:p>
          </table:table-cell>
          <table:table-cell table:style-name="Таблица5.A1" office:value-type="string">
            <text:p text:style-name="P37">int</text:p>
          </table:table-cell>
        </table:table-row>
        <table:table-row table:style-name="Таблица5.1">
          <table:table-cell table:style-name="Таблица5.A1" office:value-type="string">
            <text:p text:style-name="P51">Author_id *</text:p>
          </table:table-cell>
          <table:table-cell table:style-name="Таблица5.A1" office:value-type="string">
            <text:p text:style-name="P51">Int</text:p>
          </table:table-cell>
        </table:table-row>
        <table:table-row table:style-name="Таблица5.1">
          <table:table-cell table:style-name="Таблица5.A4" office:value-type="string">
            <text:p text:style-name="P56">book_id *</text:p>
          </table:table-cell>
          <table:table-cell table:style-name="Таблица5.A4" office:value-type="string">
            <text:p text:style-name="P56">int</text:p>
          </table:table-cell>
        </table:table-row>
        <table:table-row table:style-name="Таблица5.1">
          <table:table-cell table:style-name="Таблица5.A4" office:value-type="string">
            <text:p text:style-name="P53">Text</text:p>
          </table:table-cell>
          <table:table-cell table:style-name="Таблица5.A4" office:value-type="string">
            <text:p text:style-name="P54">text</text:p>
          </table:table-cell>
        </table:table-row>
        <table:table-row table:style-name="Таблица5.1">
          <table:table-cell table:style-name="Таблица5.A4" office:value-type="string">
            <text:p text:style-name="P54">created_at</text:p>
          </table:table-cell>
          <table:table-cell table:style-name="Таблица5.A4" office:value-type="string">
            <text:p text:style-name="P54">Dat<text:span text:style-name="T14">e</text:span></text:p>
          </table:table-cell>
        </table:table-row>
        <table:table-row table:style-name="Таблица5.1">
          <table:table-cell table:style-name="Таблица5.A4" office:value-type="string">
            <text:p text:style-name="P55">Rating</text:p>
          </table:table-cell>
          <table:table-cell table:style-name="Таблица5.A4" office:value-type="string">
            <text:p text:style-name="P55">int</text:p>
          </table:table-cell>
        </table:table-row>
      </table:table>
      <text:p text:style-name="First_20_line_20_indent"/>
      <text:p text:style-name="P20">Таблица книг, добавленных пользователем в перечень любимых:</text:p>
      <table:table table:name="Таблица6" table:style-name="Таблица6">
        <table:table-column table:style-name="Таблица6.A"/>
        <table:table-column table:style-name="Таблица6.B"/>
        <table:table-row table:style-name="Таблица6.1">
          <table:table-cell table:style-name="Таблица6.A1" table:number-columns-spanned="2" office:value-type="string">
            <text:p text:style-name="P58">favorites</text:p>
          </table:table-cell>
          <table:covered-table-cell/>
        </table:table-row>
        <table:table-row table:style-name="Таблица6.1">
          <table:table-cell table:style-name="Таблица6.A1" office:value-type="string">
            <text:p text:style-name="P38">Id <text:span text:style-name="T7">#</text:span></text:p>
          </table:table-cell>
          <table:table-cell table:style-name="Таблица6.A1" office:value-type="string">
            <text:p text:style-name="P38">int</text:p>
          </table:table-cell>
        </table:table-row>
        <table:table-row table:style-name="Таблица6.1">
          <table:table-cell table:style-name="Таблица6.A1" office:value-type="string">
            <text:p text:style-name="P51"><text:span text:style-name="T16">user</text:span>_id *</text:p>
          </table:table-cell>
          <table:table-cell table:style-name="Таблица6.A1" office:value-type="string">
            <text:p text:style-name="P51">Int</text:p>
          </table:table-cell>
        </table:table-row>
        <table:table-row table:style-name="Таблица6.1">
          <table:table-cell table:style-name="Таблица6.A4" office:value-type="string">
            <text:p text:style-name="P56">book_id *</text:p>
          </table:table-cell>
          <table:table-cell table:style-name="Таблица6.A4" office:value-type="string">
            <text:p text:style-name="P56">Int</text:p>
          </table:table-cell>
        </table:table-row>
      </table:table>
      <text:p text:style-name="P21">Таблица книг, добавленных пользователем в черный список:</text:p>
      <table:table table:name="Таблица7" table:style-name="Таблица7">
        <table:table-column table:style-name="Таблица7.A"/>
        <table:table-column table:style-name="Таблица7.B"/>
        <table:table-row table:style-name="Таблица7.1">
          <table:table-cell table:style-name="Таблица7.A1" table:number-columns-spanned="2" office:value-type="string">
            <text:p text:style-name="P59">black_list</text:p>
          </table:table-cell>
          <table:covered-table-cell/>
        </table:table-row>
        <table:table-row table:style-name="Таблица7.1">
          <table:table-cell table:style-name="Таблица7.A1" office:value-type="string">
            <text:p text:style-name="P39">Id <text:span text:style-name="T7">#</text:span></text:p>
          </table:table-cell>
          <table:table-cell table:style-name="Таблица7.A1" office:value-type="string">
            <text:p text:style-name="P39">int</text:p>
          </table:table-cell>
        </table:table-row>
        <table:table-row table:style-name="Таблица7.1">
          <table:table-cell table:style-name="Таблица7.A1" office:value-type="string">
            <text:p text:style-name="P52"><text:span text:style-name="T16">user</text:span>_id *</text:p>
          </table:table-cell>
          <table:table-cell table:style-name="Таблица7.A1" office:value-type="string">
            <text:p text:style-name="P52">Int</text:p>
          </table:table-cell>
        </table:table-row>
        <table:table-row table:style-name="Таблица7.1">
          <table:table-cell table:style-name="Таблица7.A4" office:value-type="string">
            <text:p text:style-name="P57">book_id *</text:p>
          </table:table-cell>
          <table:table-cell table:style-name="Таблица7.A4" office:value-type="string">
            <text:p text:style-name="P57">Int</text:p>
          </table:table-cell>
        </table:table-row>
      </table:table>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4pt" fo:language="ru" fo:country="RU" style:letter-kerning="true" style:font-name-asian="Tahoma"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4pt" fo:language="ru" fo:country="RU" style:letter-kerning="true" style:font-name-asian="Tahoma"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4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master-page-name="">
      <style:paragraph-properties fo:orphans="0" fo:widows="0" style:page-number="auto" text:number-lines="false" text:line-number="0"/>
      <style:text-properties fo:text-transform="lowerca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0T00:03:39.093739399</meta:creation-date>
    <dc:date>2023-06-20T09:00:23.714684297</dc:date>
    <meta:editing-duration>PT8H56M21S</meta:editing-duration>
    <meta:editing-cycles>51</meta:editing-cycles>
    <meta:generator>LibreOffice/7.5.4.2$Linux_X86_64 LibreOffice_project/36ccfdc35048b057fd9854c757a8b67ec53977b6</meta:generator>
    <meta:document-statistic meta:table-count="7" meta:image-count="0" meta:object-count="0" meta:page-count="6" meta:paragraph-count="147" meta:word-count="784" meta:character-count="5644" meta:non-whitespace-character-count="5028"/>
  </office:meta>
</office:document-meta>
</file>